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re" style:family="paragraph">
      <style:paragraph-properties fo:text-align="center"/>
    </style:style>
    <style:style style:name="T3" style:parent-style-name="Policepardéfaut" style:family="text">
      <style:text-properties fo:color="#FF0000"/>
    </style:style>
    <style:style style:name="P4" style:parent-style-name="Normal" style:family="paragraph">
      <style:paragraph-properties fo:margin-left="0.9833in" fo:text-indent="0.4916in">
        <style:tab-stops/>
      </style:paragraph-properties>
    </style:style>
    <style:style style:name="T5" style:parent-style-name="Policepardéfaut" style:family="text">
      <style:text-properties fo:color="#FF0000"/>
    </style:style>
  </office:automatic-styles>
  <office:body>
    <office:text text:use-soft-page-breaks="true">
      <text:p text:style-name="P1"/>
      <text:p text:style-name="P2">Fonctionnalités 2 Intégration de données</text:p>
      <text:h text:style-name="Titre1" text:outline-level="1">Etape 1</text:h>
      <text:p text:style-name="Normal"><text:tab/>On regarde ce qu’on peut récupérer dans l’attribut titre.</text:p>
      <text:p text:style-name="Normal"><text:tab/><text:tab/>Si j’ai le mot clés « %feat. % » dans le champ</text:p>
      <text:p text:style-name="Normal"><text:tab/><text:tab/><text:tab/>*<text:span text:style-name="T3">tant que je n’ai pas un séparateur je récupe les caractères du champ et le met dans une variable</text:span></text:p>
      <text:p text:style-name="Normal"><text:tab/><text:tab/>Si j’ai le mot clés « %live at% » dans le champ</text:p>
      <text:p text:style-name="Normal"><text:tab/><text:tab/><text:tab/>*</text:p>
      <text:p text:style-name="Normal"><text:tab/><text:tab/>Si j’ai le mot clés « %version% » dans le champ</text:p>
      <text:p text:style-name="Normal"><text:tab/><text:tab/><text:tab/>*</text:p>
      <text:p text:style-name="Normal"><text:tab/><text:tab/>Si j’ai le mot clés « %remix% » dans le champ</text:p>
      <text:p text:style-name="Normal"><text:tab/><text:tab/><text:tab/>*</text:p>
      <text:p text:style-name="Normal"><text:span text:style-name="Titre1Car">Etape 2</text:span></text:p>
      <text:p text:style-name="Normal">On regarde ce qu’on peut récupérer dans l’attribut artiste (on considère artiste ici comme groupe dans la base de données.)</text:p>
      <text:p text:style-name="Normal"/>
      <text:p text:style-name="Normal"><text:tab/><text:tab/>Si j’ai le mot clés « %feat. % » dans le champ</text:p>
      <text:p text:style-name="Normal"><text:tab/><text:tab/><text:tab/>*tant que je n’ai pas un séparateur je récupe les caractères du champ et le met dans une variable</text:p>
      <text:p text:style-name="Normal"><text:tab/><text:tab/>Si j’ai le mot clés « %&amp;% » dans le champ</text:p>
      <text:p text:style-name="Normal"><text:tab/><text:tab/><text:tab/>*</text:p>
      <text:p text:style-name="Normal"><text:tab/><text:tab/>Si j’ai le mot clés « %unknow% » ou « %[dialogue]% »</text:p>
      <text:p text:style-name="P4"><text:s/>Je passe à la ligne suivante</text:p>
      <text:p text:style-name="Normal"><text:tab/><text:tab/></text:p>
      <text:h text:style-name="Titre1" text:outline-level="1">Etape 3</text:h>
      <text:p text:style-name="Normal">On regarde ce qu’on peut récupérer dans l’attribut album<text:s/></text:p>
      <text:p text:style-name="Normal"><text:tab/>Pas trouve de traitement clair au niveau des albums un abstrait</text:p>
      <text:h text:style-name="Titre1" text:outline-level="1">Etape 4<text:s/></text:h>
      <text:p text:style-name="Normal">On récupère dans une variable le numéro de la chanson de l’album<text:s/>+ on regarde si c’est une compilation</text:p>
      <text:h text:style-name="Titre1" text:outline-level="1">Etape 5</text:h>
      <text:p text:style-name="Normal">On regarde ce qu’on peut récupérer des genres<text:s/></text:p>
      <text:p text:style-name="Normal"><text:tab/>Si le séparateur « ; espace » || « /espace »</text:p>
      <text:p text:style-name="Normal"><text:tab/><text:tab/>Je mets dans une variable tout ce qu’il y avant le séparateur dans la variable</text:p>
      <text:p text:style-name="Normal"><text:tab/>Si j’ai « 1% espace 2% »</text:p>
      <text:p text:style-name="Normal"><text:tab/><text:tab/>Soit on met dans le 1% dans le genre et 2% dans le libelle type genre</text:p>
      <text:p text:style-name="Normal"><text:tab/><text:tab/>Soit on fait l’inverse</text:p>
      <text:p text:style-name="Normal"><text:tab/><text:tab/>Soit on met 1% et 2% une relation entre genre</text:p>
      <text:h text:style-name="Titre1" text:outline-level="1">Etape 6<text:s/></text:h>
      <text:p text:style-name="Normal">On<text:s/>récupe<text:s/>en même<text:s/>playcount, on converti lastplayled en minute, skipcount et filesize on converti en mo/ko. On les ajoute via l’entité propriété version<text:s/><text:span text:style-name="T5">problème il manque certain paramètre.<text:s/></text:span></text:p>
      <text:h text:style-name="Titre1" text:outline-level="1"/>
      <text:h text:style-name="Titre1" text:outline-level="1">Etape 7</text:h>
      <text:p text:style-name="Normal">On regarde si le groupe(artist) n’existe pas et par la suite on regarde si le groupe lier à l’album lier à la chanson qu’il n’existe pas déjà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thiebaud</meta:initial-creator>
    <dc:creator>enzo thiebaud</dc:creator>
    <meta:creation-date>2022-12-08T20:17:00Z</meta:creation-date>
    <dc:date>2022-12-08T21:00:00Z</dc:date>
    <meta:print-date>2022-12-08T21:00:00Z</meta:print-date>
    <meta:template xlink:href="Normal.dotm" xlink:type="simple"/>
    <meta:editing-cycles>2</meta:editing-cycles>
    <meta:editing-duration>PT2580S</meta:editing-duration>
    <meta:document-statistic meta:page-count="1" meta:paragraph-count="3" meta:word-count="275" meta:character-count="1789" meta:row-count="12" meta:non-whitespace-character-count="1517"/>
  </office:meta>
</office:document-meta>
</file>